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c389" officeooo:paragraph-rsid="0002c38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2c389" officeooo:paragraph-rsid="0002c38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a045" officeooo:paragraph-rsid="0004a0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59b80" officeooo:paragraph-rsid="00059b80" style:font-size-asian="10.5pt" style:font-weight-asian="normal" style:font-size-complex="12pt" style:font-weight-complex="normal"/>
    </style:style>
    <style:style style:name="T1" style:family="text">
      <style:text-properties officeooo:rsid="0004a045"/>
    </style:style>
    <style:style style:name="T2" style:family="text">
      <style:text-properties officeooo:rsid="0007b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atterns</text:p>
      <text:p text:style-name="P1"/>
      <text:p text:style-name="P1"/>
      <text:p text:style-name="P2">“Solução comum para um problema recorrente ao utilizar o paradigma da orientação a objetos”</text:p>
      <text:p text:style-name="P2"/>
      <text:p text:style-name="P2">bibliografia: Livro Design patterns elements of reusable object-oriented software – Gang of four <text:span text:style-name="T1">(GoF)</text:span>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2">Categorias →</text:p>
      <text:p text:style-name="P2"><text:tab/>Criacionais : Focado na criação de objetos</text:p>
      <text:p text:style-name="P2"><text:tab/>Estruturais : Focado nas relações entre objetos</text:p>
      <text:p text:style-name="P2"><text:tab/>Comportamentais : Focado em interação e métodos de objetos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2">Designt patterns – comportamentais → </text:p>
      <text:p text:style-name="P2"><text:tab/>Strategy</text:p>
      <text:p text:style-name="P2"><text:tab/>Chain of responsibility</text:p>
      <text:p text:style-name="P2"><text:tab/>Template Method</text:p>
      <text:p text:style-name="P2"><text:tab/>State</text:p>
      <text:p text:style-name="P2"><text:tab/>Command</text:p>
      <text:p text:style-name="P2"><text:tab/>Observer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3">Strategy →</text:p>
      <text:p text:style-name="P3"><text:tab/>Sempre que possuir uma validação que varia com informações ou regras de negócios diferentes <text:tab/>e que produzem muitos if’s, else’s ou switchs. Podemos substituir esses if’s e else’s para classes <text:tab/>específicas que teriam a regra de negócio.</text:p>
      <text:p text:style-name="P3"><text:tab/><text:span text:style-name="T2">Para aplicar o strategy a estratégia deve ser de conhecimento,.</text:span></text:p>
      <text:p text:style-name="P3"/>
      <text:p text:style-name="P4"><text:tab/>Ao aplicar o strategy é provável que se aplique 3 responsábilidades do SOLID e estes três são o <text:tab/>SOD.</text:p>
      <text:p text:style-name="P4"><text:tab/>Princício da responsábilidade única (S) → <text:span text:style-name="T2">Single principle responsability</text:span></text:p>
      <text:p text:style-name="P4"><text:tab/>Princípio aberto fechado (O) → <text:span text:style-name="T2">Open Closed principle</text:span></text:p>
      <text:p text:style-name="P4"><text:tab/>Princípio da inversão de dependência (D) → <text:span text:style-name="T2">Inversion dependency principle</text:span></text:p>
      <text:p text:style-name="P3"/>
      <text:p text:style-name="P3">----------------------------------------------------------------------------------------------------------------------------</text:p>
      <text:p text:style-name="P2"/>
      <text:p text:style-name="P4">Chain of responsibility → </text:p>
      <text:p text:style-name="P4"><text:tab/><text:span text:style-name="T2">Esse comportamento é implementado quando não sabemos qual a estratégia será aplicada.</text:span></text:p>
      <text:p text:style-name="P4"><text:tab/><text:span text:style-name="T2">Então é chamado sucessivamente até que um seja aplicado.</text:span></text:p>
      <text:p text:style-name="P4"><text:tab/><text:span text:style-name="T2">Ex: Se 1 não for aplicado</text:span></text:p>
      <text:p text:style-name="P4"><text:tab/><text:tab/><text:span text:style-name="T2">Chama 2, se 2 não for aplicado</text:span></text:p>
      <text:p text:style-name="P4"><text:tab/><text:tab/><text:tab/><text:span text:style-name="T2">Chama 3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05:34.156228748</meta:creation-date>
    <dc:date>2023-01-04T22:45:47.479850764</dc:date>
    <meta:editing-duration>PT1H6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06" meta:character-count="1828" meta:non-whitespace-character-count="1623"/>
  </office:meta>
</office:document-meta>
</file>